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3189" officeooo:paragraph-rsid="001331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s Dokument ist noch in Arbeit...</text:p>
      <text:p text:style-name="P1">Beste Grüße,</text:p>
      <text:p text:style-name="P1">Ni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7:42:53.828671416</meta:creation-date>
    <meta:generator>LibreOffice/4.2.7.2$Linux_X86_64 LibreOffice_project/420m0$Build-2</meta:generator>
    <dc:date>2015-04-10T21:34:03.163450767</dc:date>
    <meta:editing-duration>P0D</meta:editing-duration>
    <meta:editing-cycles>1</meta:editing-cycles>
    <meta:document-statistic meta:table-count="0" meta:image-count="0" meta:object-count="0" meta:page-count="1" meta:paragraph-count="3" meta:word-count="9" meta:character-count="50" meta:non-whitespace-character-count="44"/>
  </office:meta>
</office:document-meta>
</file>